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1e2" officeooo:paragraph-rsid="0003d1e2"/>
    </style:style>
    <style:style style:name="P2" style:family="paragraph" style:parent-style-name="Standard">
      <style:text-properties officeooo:rsid="0003d1e2" officeooo:paragraph-rsid="00067f28"/>
    </style:style>
    <style:style style:name="P3" style:family="paragraph" style:parent-style-name="Standard">
      <style:text-properties fo:font-weight="bold" officeooo:rsid="0003d1e2" officeooo:paragraph-rsid="0003d1e2" style:font-weight-asian="bold" style:font-weight-complex="bold"/>
    </style:style>
    <style:style style:name="P4" style:family="paragraph" style:parent-style-name="Standard">
      <style:text-properties fo:font-weight="bold" officeooo:rsid="0004ea8d" officeooo:paragraph-rsid="0004ea8d" style:font-weight-asian="bold" style:font-weight-complex="bold"/>
    </style:style>
    <style:style style:name="P5" style:family="paragraph" style:parent-style-name="Standard">
      <style:text-properties fo:font-weight="bold" officeooo:rsid="000599d5" officeooo:paragraph-rsid="000599d5" style:font-weight-asian="bold" style:font-weight-complex="bold"/>
    </style:style>
    <style:style style:name="P6" style:family="paragraph" style:parent-style-name="Standard">
      <style:text-properties fo:font-weight="normal" officeooo:rsid="0004ea8d" officeooo:paragraph-rsid="0004ea8d" style:font-weight-asian="normal" style:font-weight-complex="normal"/>
    </style:style>
    <style:style style:name="P7" style:family="paragraph" style:parent-style-name="Standard">
      <style:text-properties fo:font-weight="normal" officeooo:rsid="000599d5" officeooo:paragraph-rsid="000599d5" style:font-weight-asian="normal" style:font-weight-complex="normal"/>
    </style:style>
    <style:style style:name="P8" style:family="paragraph" style:parent-style-name="Standard">
      <style:paragraph-properties fo:background-color="#eeeeee">
        <style:background-image/>
      </style:paragraph-properties>
      <style:text-properties fo:font-weight="normal" officeooo:rsid="0004ea8d" officeooo:paragraph-rsid="0004ea8d" style:font-weight-asian="normal" style:font-weight-complex="normal"/>
    </style:style>
    <style:style style:name="P9" style:family="paragraph" style:parent-style-name="Standard">
      <style:paragraph-properties fo:background-color="#eeeeee">
        <style:background-image/>
      </style:paragraph-properties>
      <style:text-properties fo:font-weight="normal" officeooo:rsid="000599d5" officeooo:paragraph-rsid="000599d5" style:font-weight-asian="normal" style:font-weight-complex="normal"/>
    </style:style>
    <style:style style:name="P10" style:family="paragraph" style:parent-style-name="Standard">
      <style:paragraph-properties fo:background-color="#eeeeee">
        <style:background-image/>
      </style:paragraph-properties>
      <style:text-properties fo:font-weight="bold" officeooo:rsid="00077075" officeooo:paragraph-rsid="00077075" style:font-weight-asian="bold" style:font-weight-complex="bold"/>
    </style:style>
    <style:style style:name="P11" style:family="paragraph" style:parent-style-name="Standard">
      <style:paragraph-properties fo:background-color="#eeeeee">
        <style:background-image/>
      </style:paragraph-properties>
      <style:text-properties fo:color="#000000" fo:font-weight="normal" officeooo:rsid="00077075" officeooo:paragraph-rsid="00077075" style:font-weight-asian="normal" style:font-weight-complex="normal"/>
    </style:style>
    <style:style style:name="P12" style:family="paragraph" style:parent-style-name="Standard">
      <style:paragraph-properties fo:background-color="#eeeeee">
        <style:background-image/>
      </style:paragraph-properties>
      <style:text-properties fo:color="#000000" fo:font-weight="normal" officeooo:rsid="00084c0d" officeooo:paragraph-rsid="00084c0d" style:font-weight-asian="normal" style:font-weight-complex="normal"/>
    </style:style>
    <style:style style:name="P13" style:family="paragraph" style:parent-style-name="Standard">
      <style:paragraph-properties fo:background-color="#eeeeee">
        <style:background-image/>
      </style:paragraph-properties>
      <style:text-properties fo:color="#000000" fo:font-weight="normal" officeooo:rsid="0008e8ee" officeooo:paragraph-rsid="0008e8ee" style:font-weight-asian="normal" style:font-weight-complex="normal"/>
    </style:style>
    <style:style style:name="P14" style:family="paragraph" style:parent-style-name="Standard">
      <style:paragraph-properties fo:background-color="#eeeeee">
        <style:background-image/>
      </style:paragraph-properties>
      <style:text-properties fo:color="#000000" fo:font-weight="normal" officeooo:rsid="00094bf9" officeooo:paragraph-rsid="00094bf9" style:font-weight-asian="normal" style:font-weight-complex="normal"/>
    </style:style>
    <style:style style:name="P15" style:family="paragraph" style:parent-style-name="Standard">
      <style:paragraph-properties fo:background-color="#eeeeee">
        <style:background-image/>
      </style:paragraph-properties>
      <style:text-properties fo:color="#000000" fo:font-weight="normal" officeooo:rsid="000bcfe3" officeooo:paragraph-rsid="000bcfe3" style:font-weight-asian="normal" style:font-weight-complex="normal"/>
    </style:style>
    <style:style style:name="P16" style:family="paragraph" style:parent-style-name="Standard">
      <style:paragraph-properties fo:background-color="#eeeeee">
        <style:background-image/>
      </style:paragraph-properties>
      <style:text-properties fo:color="#000000" fo:font-weight="normal" officeooo:rsid="000c0426" officeooo:paragraph-rsid="000c0426" style:font-weight-asian="normal" style:font-weight-complex="normal"/>
    </style:style>
    <style:style style:name="P17" style:family="paragraph" style:parent-style-name="Standard">
      <style:paragraph-properties fo:background-color="#eeeeee">
        <style:background-image/>
      </style:paragraph-properties>
      <style:text-properties fo:color="#000000" fo:font-weight="normal" officeooo:rsid="000d90bc" officeooo:paragraph-rsid="000d90bc" style:font-weight-asian="normal" style:font-weight-complex="normal"/>
    </style:style>
    <style:style style:name="P18" style:family="paragraph" style:parent-style-name="Standard">
      <style:paragraph-properties fo:background-color="#eeeeee">
        <style:background-image/>
      </style:paragraph-properties>
      <style:text-properties fo:color="#000000" fo:font-weight="normal" officeooo:rsid="000e7d13" officeooo:paragraph-rsid="000e7d13" style:font-weight-asian="normal" style:font-weight-complex="normal"/>
    </style:style>
    <style:style style:name="P19" style:family="paragraph" style:parent-style-name="Standard">
      <style:paragraph-properties fo:background-color="#eeeeee">
        <style:background-image/>
      </style:paragraph-properties>
      <style:text-properties fo:color="#000000" fo:font-weight="normal" officeooo:rsid="000fabdb" officeooo:paragraph-rsid="000fabdb" style:font-weight-asian="normal" style:font-weight-complex="normal"/>
    </style:style>
    <style:style style:name="P20" style:family="paragraph" style:parent-style-name="Standard">
      <style:paragraph-properties fo:background-color="#eeeeee">
        <style:background-image/>
      </style:paragraph-properties>
      <style:text-properties fo:color="#000000" fo:font-weight="normal" officeooo:rsid="001170b4" officeooo:paragraph-rsid="001170b4" style:font-weight-asian="normal" style:font-weight-complex="normal"/>
    </style:style>
    <style:style style:name="P21" style:family="paragraph" style:parent-style-name="Standard">
      <style:paragraph-properties fo:background-color="#eeeeee">
        <style:background-image/>
      </style:paragraph-properties>
      <style:text-properties fo:color="#000000" fo:font-weight="normal" officeooo:rsid="0012cdbe" officeooo:paragraph-rsid="0012cdbe" style:font-weight-asian="normal" style:font-weight-complex="normal"/>
    </style:style>
    <style:style style:name="P22" style:family="paragraph" style:parent-style-name="Standard">
      <style:paragraph-properties fo:background-color="#eeeeee">
        <style:background-image/>
      </style:paragraph-properties>
      <style:text-properties fo:color="#000000" fo:font-weight="normal" officeooo:rsid="00134442" officeooo:paragraph-rsid="00134442" style:font-weight-asian="normal" style:font-weight-complex="normal"/>
    </style:style>
    <style:style style:name="P23" style:family="paragraph" style:parent-style-name="Standard">
      <style:paragraph-properties fo:background-color="#eeeeee">
        <style:background-image/>
      </style:paragraph-properties>
      <style:text-properties fo:color="#000000" fo:font-weight="normal" officeooo:rsid="0014a22c" officeooo:paragraph-rsid="0014a22c" style:font-weight-asian="normal" style:font-weight-complex="normal"/>
    </style:style>
    <style:style style:name="P24" style:family="paragraph" style:parent-style-name="Standard">
      <style:paragraph-properties fo:background-color="#eeeeee">
        <style:background-image/>
      </style:paragraph-properties>
      <style:text-properties fo:color="#000000" fo:font-weight="normal" officeooo:rsid="00158ab1" officeooo:paragraph-rsid="00158ab1" style:font-weight-asian="normal" style:font-weight-complex="normal"/>
    </style:style>
    <style:style style:name="P25" style:family="paragraph" style:parent-style-name="Standard">
      <style:paragraph-properties fo:background-color="#eeeeee">
        <style:background-image/>
      </style:paragraph-properties>
      <style:text-properties fo:color="#000000" fo:font-weight="normal" officeooo:rsid="001648d1" officeooo:paragraph-rsid="001648d1" style:font-weight-asian="normal" style:font-weight-complex="normal"/>
    </style:style>
    <style:style style:name="P26" style:family="paragraph" style:parent-style-name="Standard">
      <style:paragraph-properties fo:background-color="#eeeeee">
        <style:background-image/>
      </style:paragraph-properties>
      <style:text-properties fo:color="#000000" fo:font-weight="normal" officeooo:rsid="0017dd1b" officeooo:paragraph-rsid="0017dd1b" style:font-weight-asian="normal" style:font-weight-complex="normal"/>
    </style:style>
    <style:style style:name="P27" style:family="paragraph" style:parent-style-name="Standard">
      <style:paragraph-properties fo:background-color="#eeeeee">
        <style:background-image/>
      </style:paragraph-properties>
      <style:text-properties fo:color="#000000" fo:font-weight="normal" officeooo:rsid="001856bd" officeooo:paragraph-rsid="001856bd" style:font-weight-asian="normal" style:font-weight-complex="normal"/>
    </style:style>
    <style:style style:name="P28" style:family="paragraph" style:parent-style-name="Standard">
      <style:paragraph-properties fo:background-color="#eeeeee">
        <style:background-image/>
      </style:paragraph-properties>
      <style:text-properties fo:color="#000000" fo:font-weight="normal" officeooo:rsid="0018cbd3" officeooo:paragraph-rsid="0018cbd3" style:font-weight-asian="normal" style:font-weight-complex="normal"/>
    </style:style>
    <style:style style:name="P29" style:family="paragraph" style:parent-style-name="Standard">
      <style:paragraph-properties fo:background-color="#eeeeee">
        <style:background-image/>
      </style:paragraph-properties>
      <style:text-properties fo:color="#000000" fo:font-weight="normal" officeooo:rsid="001a2139" officeooo:paragraph-rsid="001a2139" style:font-weight-asian="normal" style:font-weight-complex="normal"/>
    </style:style>
    <style:style style:name="P30" style:family="paragraph" style:parent-style-name="Standard">
      <style:paragraph-properties fo:background-color="#eeeeee">
        <style:background-image/>
      </style:paragraph-properties>
      <style:text-properties fo:color="#000000" fo:font-weight="normal" officeooo:rsid="001a2dcb" officeooo:paragraph-rsid="001a2dcb" style:font-weight-asian="normal" style:font-weight-complex="normal"/>
    </style:style>
    <style:style style:name="P31" style:family="paragraph" style:parent-style-name="Standard">
      <style:paragraph-properties fo:background-color="#eeeeee">
        <style:background-image/>
      </style:paragraph-properties>
      <style:text-properties fo:color="#000000" fo:font-weight="normal" officeooo:rsid="001be33d" officeooo:paragraph-rsid="001be33d" style:font-weight-asian="normal" style:font-weight-complex="normal"/>
    </style:style>
    <style:style style:name="P32" style:family="paragraph" style:parent-style-name="Standard">
      <style:paragraph-properties fo:background-color="#ffffff">
        <style:background-image/>
      </style:paragraph-properties>
      <style:text-properties fo:font-weight="normal" officeooo:rsid="000599d5" officeooo:paragraph-rsid="000599d5" style:font-weight-asian="normal" style:font-weight-complex="normal"/>
    </style:style>
    <style:style style:name="P33" style:family="paragraph" style:parent-style-name="Standard">
      <style:paragraph-properties fo:background-color="#ffffff">
        <style:background-image/>
      </style:paragraph-properties>
      <style:text-properties fo:font-weight="normal" officeooo:rsid="00067f28" officeooo:paragraph-rsid="00067f28" style:font-weight-asian="normal" style:font-weight-complex="normal"/>
    </style:style>
    <style:style style:name="P34" style:family="paragraph" style:parent-style-name="Standard">
      <style:paragraph-properties fo:background-color="#ffffff">
        <style:background-image/>
      </style:paragraph-properties>
      <style:text-properties fo:font-weight="normal" officeooo:rsid="00077075" officeooo:paragraph-rsid="00077075" style:font-weight-asian="normal" style:font-weight-complex="normal"/>
    </style:style>
    <style:style style:name="P35" style:family="paragraph" style:parent-style-name="Standard">
      <style:paragraph-properties fo:background-color="#ffffff">
        <style:background-image/>
      </style:paragraph-properties>
      <style:text-properties fo:font-weight="bold" officeooo:rsid="00067f28" officeooo:paragraph-rsid="00067f28" style:font-weight-asian="bold" style:font-weight-complex="bold"/>
    </style:style>
    <style:style style:name="P36" style:family="paragraph" style:parent-style-name="Standard">
      <style:paragraph-properties fo:background-color="#ffffff">
        <style:background-image/>
      </style:paragraph-properties>
      <style:text-properties fo:font-weight="bold" officeooo:rsid="00077075" officeooo:paragraph-rsid="00077075" style:font-weight-asian="bold" style:font-weight-complex="bold"/>
    </style:style>
    <style:style style:name="P37" style:family="paragraph" style:parent-style-name="Standard">
      <style:paragraph-properties fo:background-color="#ffffff">
        <style:background-image/>
      </style:paragraph-properties>
      <style:text-properties fo:color="#000000" fo:font-weight="bold" officeooo:rsid="00077075" officeooo:paragraph-rsid="00077075" style:font-weight-asian="bold" style:font-weight-complex="bold"/>
    </style:style>
    <style:style style:name="P38" style:family="paragraph" style:parent-style-name="Standard">
      <style:paragraph-properties fo:background-color="#ffffff">
        <style:background-image/>
      </style:paragraph-properties>
      <style:text-properties fo:color="#000000" fo:font-weight="bold" officeooo:rsid="00084c0d" officeooo:paragraph-rsid="00084c0d" style:font-weight-asian="bold" style:font-weight-complex="bold"/>
    </style:style>
    <style:style style:name="P39" style:family="paragraph" style:parent-style-name="Standard">
      <style:paragraph-properties fo:background-color="#ffffff">
        <style:background-image/>
      </style:paragraph-properties>
      <style:text-properties fo:color="#000000" fo:font-weight="bold" officeooo:rsid="0008e8ee" officeooo:paragraph-rsid="0008e8ee" style:font-weight-asian="bold" style:font-weight-complex="bold"/>
    </style:style>
    <style:style style:name="P40" style:family="paragraph" style:parent-style-name="Standard">
      <style:paragraph-properties fo:background-color="#ffffff">
        <style:background-image/>
      </style:paragraph-properties>
      <style:text-properties fo:color="#000000" fo:font-weight="bold" officeooo:rsid="00094bf9" officeooo:paragraph-rsid="00094bf9" style:font-weight-asian="bold" style:font-weight-complex="bold"/>
    </style:style>
    <style:style style:name="P41" style:family="paragraph" style:parent-style-name="Standard">
      <style:paragraph-properties fo:background-color="#ffffff">
        <style:background-image/>
      </style:paragraph-properties>
      <style:text-properties fo:color="#000000" fo:font-weight="bold" officeooo:rsid="000bcfe3" officeooo:paragraph-rsid="000bcfe3" style:font-weight-asian="bold" style:font-weight-complex="bold"/>
    </style:style>
    <style:style style:name="P42" style:family="paragraph" style:parent-style-name="Standard">
      <style:paragraph-properties fo:background-color="#ffffff">
        <style:background-image/>
      </style:paragraph-properties>
      <style:text-properties fo:color="#000000" fo:font-weight="bold" officeooo:rsid="000c0426" officeooo:paragraph-rsid="000c0426" style:font-weight-asian="bold" style:font-weight-complex="bold"/>
    </style:style>
    <style:style style:name="P43" style:family="paragraph" style:parent-style-name="Standard">
      <style:paragraph-properties fo:background-color="#ffffff">
        <style:background-image/>
      </style:paragraph-properties>
      <style:text-properties fo:color="#000000" fo:font-weight="bold" officeooo:rsid="000d90bc" officeooo:paragraph-rsid="000d90bc" style:font-weight-asian="bold" style:font-weight-complex="bold"/>
    </style:style>
    <style:style style:name="P44" style:family="paragraph" style:parent-style-name="Standard">
      <style:paragraph-properties fo:background-color="#ffffff">
        <style:background-image/>
      </style:paragraph-properties>
      <style:text-properties fo:color="#000000" fo:font-weight="bold" officeooo:rsid="000e7d13" officeooo:paragraph-rsid="000e7d13" style:font-weight-asian="bold" style:font-weight-complex="bold"/>
    </style:style>
    <style:style style:name="P45" style:family="paragraph" style:parent-style-name="Standard">
      <style:paragraph-properties fo:background-color="#ffffff">
        <style:background-image/>
      </style:paragraph-properties>
      <style:text-properties fo:color="#000000" fo:font-weight="bold" officeooo:rsid="000fabdb" officeooo:paragraph-rsid="000fabdb" style:font-weight-asian="bold" style:font-weight-complex="bold"/>
    </style:style>
    <style:style style:name="P46" style:family="paragraph" style:parent-style-name="Standard">
      <style:paragraph-properties fo:background-color="#ffffff">
        <style:background-image/>
      </style:paragraph-properties>
      <style:text-properties fo:color="#000000" fo:font-weight="bold" officeooo:rsid="001170b4" officeooo:paragraph-rsid="001170b4" style:font-weight-asian="bold" style:font-weight-complex="bold"/>
    </style:style>
    <style:style style:name="P47" style:family="paragraph" style:parent-style-name="Standard">
      <style:paragraph-properties fo:background-color="#ffffff">
        <style:background-image/>
      </style:paragraph-properties>
      <style:text-properties fo:color="#000000" fo:font-weight="bold" officeooo:rsid="0012cdbe" officeooo:paragraph-rsid="0012cdbe" style:font-weight-asian="bold" style:font-weight-complex="bold"/>
    </style:style>
    <style:style style:name="P48" style:family="paragraph" style:parent-style-name="Standard">
      <style:paragraph-properties fo:background-color="#ffffff">
        <style:background-image/>
      </style:paragraph-properties>
      <style:text-properties fo:color="#000000" fo:font-weight="bold" officeooo:rsid="00134442" officeooo:paragraph-rsid="00134442" style:font-weight-asian="bold" style:font-weight-complex="bold"/>
    </style:style>
    <style:style style:name="P49" style:family="paragraph" style:parent-style-name="Standard">
      <style:paragraph-properties fo:background-color="#ffffff">
        <style:background-image/>
      </style:paragraph-properties>
      <style:text-properties fo:color="#000000" fo:font-weight="bold" officeooo:rsid="0014a22c" officeooo:paragraph-rsid="0014a22c" style:font-weight-asian="bold" style:font-weight-complex="bold"/>
    </style:style>
    <style:style style:name="P50" style:family="paragraph" style:parent-style-name="Standard">
      <style:paragraph-properties fo:background-color="#ffffff">
        <style:background-image/>
      </style:paragraph-properties>
      <style:text-properties fo:color="#000000" fo:font-weight="bold" officeooo:rsid="00158ab1" officeooo:paragraph-rsid="00158ab1" style:font-weight-asian="bold" style:font-weight-complex="bold"/>
    </style:style>
    <style:style style:name="P51" style:family="paragraph" style:parent-style-name="Standard">
      <style:paragraph-properties fo:background-color="#ffffff">
        <style:background-image/>
      </style:paragraph-properties>
      <style:text-properties fo:color="#000000" fo:font-weight="bold" officeooo:rsid="001648d1" officeooo:paragraph-rsid="001648d1" style:font-weight-asian="bold" style:font-weight-complex="bold"/>
    </style:style>
    <style:style style:name="P52" style:family="paragraph" style:parent-style-name="Standard">
      <style:paragraph-properties fo:background-color="#ffffff">
        <style:background-image/>
      </style:paragraph-properties>
      <style:text-properties fo:color="#000000" fo:font-weight="bold" officeooo:rsid="0017dd1b" officeooo:paragraph-rsid="0017dd1b" style:font-weight-asian="bold" style:font-weight-complex="bold"/>
    </style:style>
    <style:style style:name="P53" style:family="paragraph" style:parent-style-name="Standard">
      <style:paragraph-properties fo:background-color="#ffffff">
        <style:background-image/>
      </style:paragraph-properties>
      <style:text-properties fo:color="#000000" fo:font-weight="bold" officeooo:rsid="001856bd" officeooo:paragraph-rsid="001856bd" style:font-weight-asian="bold" style:font-weight-complex="bold"/>
    </style:style>
    <style:style style:name="P54" style:family="paragraph" style:parent-style-name="Standard">
      <style:paragraph-properties fo:background-color="#ffffff">
        <style:background-image/>
      </style:paragraph-properties>
      <style:text-properties fo:color="#000000" fo:font-weight="bold" officeooo:rsid="0018cbd3" officeooo:paragraph-rsid="0018cbd3" style:font-weight-asian="bold" style:font-weight-complex="bold"/>
    </style:style>
    <style:style style:name="P55" style:family="paragraph" style:parent-style-name="Standard">
      <style:paragraph-properties fo:background-color="#ffffff">
        <style:background-image/>
      </style:paragraph-properties>
      <style:text-properties fo:color="#000000" fo:font-weight="bold" officeooo:rsid="001a2139" officeooo:paragraph-rsid="001a2139" style:font-weight-asian="bold" style:font-weight-complex="bold"/>
    </style:style>
    <style:style style:name="P56" style:family="paragraph" style:parent-style-name="Standard">
      <style:paragraph-properties fo:background-color="#ffffff">
        <style:background-image/>
      </style:paragraph-properties>
      <style:text-properties fo:color="#000000" fo:font-weight="bold" officeooo:rsid="001a2dcb" officeooo:paragraph-rsid="001a2dcb" style:font-weight-asian="bold" style:font-weight-complex="bold"/>
    </style:style>
    <style:style style:name="P57" style:family="paragraph" style:parent-style-name="Standard">
      <style:paragraph-properties fo:background-color="#ffffff">
        <style:background-image/>
      </style:paragraph-properties>
      <style:text-properties fo:color="#000000" fo:font-weight="bold" officeooo:rsid="001be33d" officeooo:paragraph-rsid="001be33d" style:font-weight-asian="bold" style:font-weight-complex="bold"/>
    </style:style>
    <style:style style:name="P58" style:family="paragraph" style:parent-style-name="Standard">
      <style:paragraph-properties fo:background-color="#ffffff">
        <style:background-image/>
      </style:paragraph-properties>
      <style:text-properties fo:color="#000000" fo:font-weight="normal" officeooo:rsid="00077075" officeooo:paragraph-rsid="00077075" style:font-weight-asian="normal" style:font-weight-complex="normal"/>
    </style:style>
    <style:style style:name="P59" style:family="paragraph" style:parent-style-name="Standard">
      <style:paragraph-properties fo:background-color="#ffffff">
        <style:background-image/>
      </style:paragraph-properties>
      <style:text-properties fo:color="#000000" fo:font-weight="normal" officeooo:rsid="00084c0d" officeooo:paragraph-rsid="00084c0d" style:font-weight-asian="normal" style:font-weight-complex="normal"/>
    </style:style>
    <style:style style:name="P60" style:family="paragraph" style:parent-style-name="Standard">
      <style:paragraph-properties fo:background-color="#ffffff">
        <style:background-image/>
      </style:paragraph-properties>
      <style:text-properties fo:color="#000000" fo:font-weight="normal" officeooo:rsid="0008e8ee" officeooo:paragraph-rsid="0008e8ee" style:font-weight-asian="normal" style:font-weight-complex="normal"/>
    </style:style>
    <style:style style:name="P61" style:family="paragraph" style:parent-style-name="Standard">
      <style:paragraph-properties fo:background-color="#ffffff">
        <style:background-image/>
      </style:paragraph-properties>
      <style:text-properties fo:color="#000000" fo:font-weight="normal" officeooo:rsid="00094bf9" officeooo:paragraph-rsid="00094bf9" style:font-weight-asian="normal" style:font-weight-complex="normal"/>
    </style:style>
    <style:style style:name="P62" style:family="paragraph" style:parent-style-name="Standard">
      <style:paragraph-properties fo:background-color="#ffffff">
        <style:background-image/>
      </style:paragraph-properties>
      <style:text-properties fo:color="#000000" fo:font-weight="normal" officeooo:rsid="00094bf9" officeooo:paragraph-rsid="000bcfe3" style:font-weight-asian="normal" style:font-weight-complex="normal"/>
    </style:style>
    <style:style style:name="P63" style:family="paragraph" style:parent-style-name="Standard">
      <style:paragraph-properties fo:background-color="#ffffff">
        <style:background-image/>
      </style:paragraph-properties>
      <style:text-properties fo:color="#000000" fo:font-weight="normal" officeooo:rsid="000bcfe3" officeooo:paragraph-rsid="000bcfe3" style:font-weight-asian="normal" style:font-weight-complex="normal"/>
    </style:style>
    <style:style style:name="P64" style:family="paragraph" style:parent-style-name="Standard">
      <style:paragraph-properties fo:background-color="#ffffff">
        <style:background-image/>
      </style:paragraph-properties>
      <style:text-properties fo:color="#000000" fo:font-weight="normal" officeooo:rsid="000bcfe3" officeooo:paragraph-rsid="000c0426" style:font-weight-asian="normal" style:font-weight-complex="normal"/>
    </style:style>
    <style:style style:name="P65" style:family="paragraph" style:parent-style-name="Standard">
      <style:paragraph-properties fo:background-color="#ffffff">
        <style:background-image/>
      </style:paragraph-properties>
      <style:text-properties fo:color="#000000" fo:font-weight="normal" officeooo:rsid="000c0426" officeooo:paragraph-rsid="000c0426" style:font-weight-asian="normal" style:font-weight-complex="normal"/>
    </style:style>
    <style:style style:name="P66" style:family="paragraph" style:parent-style-name="Standard">
      <style:paragraph-properties fo:background-color="#ffffff">
        <style:background-image/>
      </style:paragraph-properties>
      <style:text-properties fo:color="#000000" fo:font-weight="normal" officeooo:rsid="000d90bc" officeooo:paragraph-rsid="000d90bc" style:font-weight-asian="normal" style:font-weight-complex="normal"/>
    </style:style>
    <style:style style:name="P67" style:family="paragraph" style:parent-style-name="Standard">
      <style:paragraph-properties fo:background-color="#ffffff">
        <style:background-image/>
      </style:paragraph-properties>
      <style:text-properties fo:color="#000000" fo:font-weight="normal" officeooo:rsid="000e7d13" officeooo:paragraph-rsid="000e7d13" style:font-weight-asian="normal" style:font-weight-complex="normal"/>
    </style:style>
    <style:style style:name="P68" style:family="paragraph" style:parent-style-name="Standard">
      <style:paragraph-properties fo:background-color="#ffffff">
        <style:background-image/>
      </style:paragraph-properties>
      <style:text-properties fo:color="#000000" fo:font-weight="normal" officeooo:rsid="000fabdb" officeooo:paragraph-rsid="000fabdb" style:font-weight-asian="normal" style:font-weight-complex="normal"/>
    </style:style>
    <style:style style:name="P69" style:family="paragraph" style:parent-style-name="Standard">
      <style:paragraph-properties fo:background-color="#ffffff">
        <style:background-image/>
      </style:paragraph-properties>
      <style:text-properties fo:color="#000000" fo:font-weight="normal" officeooo:rsid="001170b4" officeooo:paragraph-rsid="001170b4" style:font-weight-asian="normal" style:font-weight-complex="normal"/>
    </style:style>
    <style:style style:name="P70" style:family="paragraph" style:parent-style-name="Standard">
      <style:paragraph-properties fo:background-color="#ffffff">
        <style:background-image/>
      </style:paragraph-properties>
      <style:text-properties fo:color="#000000" fo:font-weight="normal" officeooo:rsid="0012cdbe" officeooo:paragraph-rsid="0012cdbe" style:font-weight-asian="normal" style:font-weight-complex="normal"/>
    </style:style>
    <style:style style:name="P71" style:family="paragraph" style:parent-style-name="Standard">
      <style:paragraph-properties fo:background-color="#ffffff">
        <style:background-image/>
      </style:paragraph-properties>
      <style:text-properties fo:color="#000000" fo:font-weight="normal" officeooo:rsid="00134442" officeooo:paragraph-rsid="00134442" style:font-weight-asian="normal" style:font-weight-complex="normal"/>
    </style:style>
    <style:style style:name="P72" style:family="paragraph" style:parent-style-name="Standard">
      <style:paragraph-properties fo:background-color="#ffffff">
        <style:background-image/>
      </style:paragraph-properties>
      <style:text-properties fo:color="#000000" fo:font-weight="normal" officeooo:rsid="0014a22c" officeooo:paragraph-rsid="00134442" style:font-weight-asian="normal" style:font-weight-complex="normal"/>
    </style:style>
    <style:style style:name="P73" style:family="paragraph" style:parent-style-name="Standard">
      <style:paragraph-properties fo:background-color="#ffffff">
        <style:background-image/>
      </style:paragraph-properties>
      <style:text-properties fo:color="#000000" fo:font-weight="normal" officeooo:rsid="0014a22c" officeooo:paragraph-rsid="0014a22c" style:font-weight-asian="normal" style:font-weight-complex="normal"/>
    </style:style>
    <style:style style:name="P74" style:family="paragraph" style:parent-style-name="Standard">
      <style:paragraph-properties fo:background-color="#ffffff">
        <style:background-image/>
      </style:paragraph-properties>
      <style:text-properties fo:color="#000000" fo:font-weight="normal" officeooo:rsid="00158ab1" officeooo:paragraph-rsid="00158ab1" style:font-weight-asian="normal" style:font-weight-complex="normal"/>
    </style:style>
    <style:style style:name="P75" style:family="paragraph" style:parent-style-name="Standard">
      <style:paragraph-properties fo:background-color="#ffffff">
        <style:background-image/>
      </style:paragraph-properties>
      <style:text-properties fo:color="#000000" fo:font-weight="normal" officeooo:rsid="001648d1" officeooo:paragraph-rsid="001648d1" style:font-weight-asian="normal" style:font-weight-complex="normal"/>
    </style:style>
    <style:style style:name="P76" style:family="paragraph" style:parent-style-name="Standard">
      <style:paragraph-properties fo:background-color="#ffffff">
        <style:background-image/>
      </style:paragraph-properties>
      <style:text-properties fo:color="#000000" fo:font-weight="normal" officeooo:rsid="0017dd1b" officeooo:paragraph-rsid="0017dd1b" style:font-weight-asian="normal" style:font-weight-complex="normal"/>
    </style:style>
    <style:style style:name="P77" style:family="paragraph" style:parent-style-name="Standard">
      <style:paragraph-properties fo:background-color="#ffffff">
        <style:background-image/>
      </style:paragraph-properties>
      <style:text-properties fo:color="#000000" fo:font-weight="normal" officeooo:rsid="001856bd" officeooo:paragraph-rsid="0017dd1b" style:font-weight-asian="normal" style:font-weight-complex="normal"/>
    </style:style>
    <style:style style:name="P78" style:family="paragraph" style:parent-style-name="Standard">
      <style:paragraph-properties fo:background-color="#ffffff">
        <style:background-image/>
      </style:paragraph-properties>
      <style:text-properties fo:color="#000000" fo:font-weight="normal" officeooo:rsid="001856bd" officeooo:paragraph-rsid="001856bd" style:font-weight-asian="normal" style:font-weight-complex="normal"/>
    </style:style>
    <style:style style:name="P79" style:family="paragraph" style:parent-style-name="Standard">
      <style:paragraph-properties fo:background-color="#ffffff">
        <style:background-image/>
      </style:paragraph-properties>
      <style:text-properties fo:color="#000000" fo:font-weight="normal" officeooo:rsid="0018cbd3" officeooo:paragraph-rsid="0018cbd3" style:font-weight-asian="normal" style:font-weight-complex="normal"/>
    </style:style>
    <style:style style:name="P80" style:family="paragraph" style:parent-style-name="Standard">
      <style:paragraph-properties fo:background-color="#ffffff">
        <style:background-image/>
      </style:paragraph-properties>
      <style:text-properties fo:color="#000000" fo:font-weight="normal" officeooo:rsid="001a2139" officeooo:paragraph-rsid="001a2139" style:font-weight-asian="normal" style:font-weight-complex="normal"/>
    </style:style>
    <style:style style:name="P81" style:family="paragraph" style:parent-style-name="Standard">
      <style:paragraph-properties fo:background-color="#ffffff">
        <style:background-image/>
      </style:paragraph-properties>
      <style:text-properties fo:color="#000000" fo:font-weight="normal" officeooo:rsid="001a2dcb" officeooo:paragraph-rsid="001a2dcb" style:font-weight-asian="normal" style:font-weight-complex="normal"/>
    </style:style>
    <style:style style:name="P82" style:family="paragraph" style:parent-style-name="Standard">
      <style:paragraph-properties fo:background-color="#ffffff">
        <style:background-image/>
      </style:paragraph-properties>
      <style:text-properties fo:color="#000000" fo:font-weight="normal" officeooo:rsid="001be33d" officeooo:paragraph-rsid="001be33d" style:font-weight-asian="normal" style:font-weight-complex="normal"/>
    </style:style>
    <style:style style:name="P83" style:family="paragraph" style:parent-style-name="Standard">
      <style:paragraph-properties fo:background-color="#ffffff">
        <style:background-image/>
      </style:paragraph-properties>
      <style:text-properties fo:font-size="14pt" fo:font-weight="bold" officeooo:rsid="00077075" officeooo:paragraph-rsid="00077075"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c0426" style:font-weight-asian="bold" style:font-weight-complex="bold"/>
    </style:style>
    <style:style style:name="T3" style:family="text">
      <style:text-properties fo:color="#000099"/>
    </style:style>
    <style:style style:name="T4" style:family="text">
      <style:text-properties fo:color="#000000" fo:font-weight="normal" officeooo:rsid="000e7d13" style:font-weight-asian="normal" style:font-weight-complex="normal"/>
    </style:style>
    <style:style style:name="T5" style:family="text">
      <style:text-properties officeooo:rsid="000a7ea9"/>
    </style:style>
    <style:style style:name="T6" style:family="text">
      <style:text-properties officeooo:rsid="000bcfe3"/>
    </style:style>
    <style:style style:name="T7" style:family="text">
      <style:text-properties officeooo:rsid="000c0426"/>
    </style:style>
    <style:style style:name="T8" style:family="text">
      <style:text-properties officeooo:rsid="001d62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HTML</text:p>
      <text:p text:style-name="P1">HTML stands for HyperText Markup Language. </text:p>
      <text:p text:style-name="P1">Unlike a scripting or programming language that uses scripts to perform functions, a markup language uses tags to identify content. </text:p>
      <text:p text:style-name="P1"/>
      <text:p text:style-name="P3">The Web Structure</text:p>
      <text:p text:style-name="P1">The ability to code using HTML is essential for any web professional. Acquiring this skill should be the starting point for anyone who is learning how to create content for the web. </text:p>
      <text:p text:style-name="P1"/>
      <text:p text:style-name="P3">Modern Web Design</text:p>
      <text:p text:style-name="P1"><text:span text:style-name="T1">HTML</text:span>: Structure</text:p>
      <text:p text:style-name="P1"><text:span text:style-name="T1">CSS</text:span>: Presentation</text:p>
      <text:p text:style-name="P1"><text:span text:style-name="T1">JavaScript</text:span>: Behavior</text:p>
      <text:p text:style-name="P1"/>
      <text:p text:style-name="P1"><text:span text:style-name="T1">PHP or similar</text:span>: Backend</text:p>
      <text:p text:style-name="P1"><text:span text:style-name="T1">CMS</text:span>: Content Management</text:p>
      <text:p text:style-name="P1"/>
      <text:p text:style-name="P4">The &lt;html&gt; Tag</text:p>
      <text:p text:style-name="P6">The structure of an HTML document has been compared with that of a sandwich. As a sandwich has two slices of bread, the HTML document has opening and closing HTML tags. </text:p>
      <text:p text:style-name="P8">&lt;html&gt;</text:p>
      <text:p text:style-name="P8"><text:s/>…</text:p>
      <text:p text:style-name="P8"><text:s text:c="9"/>&lt;/html&gt;</text:p>
      <text:p text:style-name="P7"/>
      <text:p text:style-name="P5">The &lt;head&gt; Tag</text:p>
      <text:p text:style-name="P7">Immediately following the opening HTML tag, you'll find the head of the document, which is identified by opening and closing head tags. </text:p>
      <text:p text:style-name="P7"/>
      <text:p text:style-name="P7">The head of an HTML file contains all of the non-visual elements that help make the page work.</text:p>
      <text:p text:style-name="P9">&lt;html&gt;</text:p>
      <text:p text:style-name="P9"><text:s text:c="3"/>&lt;head&gt;…&lt;/head&gt;</text:p>
      <text:p text:style-name="P9">&lt;/html&gt;</text:p>
      <text:p text:style-name="P5"/>
      <text:p text:style-name="P5">The &lt;body&gt; Tag</text:p>
      <text:p text:style-name="P7">The body tag follows the head tag.</text:p>
      <text:p text:style-name="P7">All visual-structural elements are contained within the body tag. </text:p>
      <text:p text:style-name="P7"/>
      <text:p text:style-name="P7">Headings, paragraphs, lists, quotes, images, and links are just a few of the elements that can be contained within the body tag.</text:p>
      <text:p text:style-name="P7"/>
      <text:p text:style-name="P5">Basic HTML Structure:</text:p>
      <text:p text:style-name="P9">&lt;html&gt;</text:p>
      <text:p text:style-name="P9"><text:s text:c="3"/>&lt;head&gt;</text:p>
      <text:p text:style-name="P9"><text:s text:c="3"/>&lt;/head&gt;</text:p>
      <text:p text:style-name="P9"><text:s text:c="3"/>&lt;body&gt;</text:p>
      <text:p text:style-name="P9"><text:s text:c="3"/>&lt;/body&gt;</text:p>
      <text:p text:style-name="P9">&lt;/html&gt;</text:p>
      <text:p text:style-name="P33"/>
      <text:p text:style-name="P33"/>
      <text:p text:style-name="P33"/>
      <text:p text:style-name="P35"><text:soft-page-break/>The HTML File</text:p>
      <text:p text:style-name="P33">HTML files are text files, so you can use any text editor to create your first webpage. </text:p>
      <text:p text:style-name="P33">There are some very nice HTML editors available; you can choose the one that works for you.</text:p>
      <text:p text:style-name="P34">Don’t forget to save the file. HTML file names should end in either .html or .htm</text:p>
      <text:p text:style-name="P32"/>
      <text:p text:style-name="P36">The &lt;title&gt; Tag</text:p>
      <text:p text:style-name="P34">The title element is important because it describes the page and is used by search engines.</text:p>
      <text:p text:style-name="P34"/>
      <text:p text:style-name="P10">&lt;html&gt;</text:p>
      <text:p text:style-name="P10"><text:s text:c="3"/>&lt;head&gt;</text:p>
      <text:p text:style-name="P10"><text:s text:c="6"/>&lt;title&gt;first page&lt;/title&gt;</text:p>
      <text:p text:style-name="P10"><text:s text:c="3"/>&lt;/head&gt;</text:p>
      <text:p text:style-name="P10"><text:s text:c="3"/>&lt;body&gt;</text:p>
      <text:p text:style-name="P10"><text:s text:c="6"/>This is a line of text. </text:p>
      <text:p text:style-name="P10"><text:s text:c="3"/>&lt;/body&gt;</text:p>
      <text:p text:style-name="P10">&lt;/html&gt;</text:p>
      <text:p text:style-name="P36"/>
      <text:p text:style-name="P83"><text:s/><text:span text:style-name="T3">HTML Basics</text:span></text:p>
      <text:p text:style-name="P37">The &lt;p&gt; Element</text:p>
      <text:p text:style-name="P58">To create a paragraph, simply type in the &lt;p&gt; element with its opening and closing tags,Browsers automatically add an empty line before and after a paragraph.</text:p>
      <text:p text:style-name="P11">&lt;html&gt;</text:p>
      <text:p text:style-name="P11"><text:s text:c="3"/>&lt;head&gt;</text:p>
      <text:p text:style-name="P11"><text:s text:c="6"/>&lt;title&gt;first page&lt;/title&gt;</text:p>
      <text:p text:style-name="P11"><text:s text:c="3"/>&lt;/head&gt;</text:p>
      <text:p text:style-name="P11"><text:s text:c="3"/>&lt;body&gt;</text:p>
      <text:p text:style-name="P11"><text:s text:c="6"/>&lt;p&gt;This is a paragraph. &lt;/p&gt;</text:p>
      <text:p text:style-name="P11"><text:s text:c="6"/>&lt;p&gt;This is another paragraph. &lt;/p&gt;</text:p>
      <text:p text:style-name="P11"><text:s text:c="3"/>&lt;/body&gt;</text:p>
      <text:p text:style-name="P11">&lt;/html&gt;</text:p>
      <text:p text:style-name="P58"/>
      <text:p text:style-name="P37">Single Line Break</text:p>
      <text:p text:style-name="P58">Use the<text:span text:style-name="T1"> &lt;br /&gt;</text:span> tag to add a single line of text without starting a new paragraph,The &lt;br /&gt; element is an empty HTML element. It has no end tag.</text:p>
      <text:p text:style-name="P11">&lt;html&gt;</text:p>
      <text:p text:style-name="P11"><text:s text:c="3"/>&lt;head&gt;</text:p>
      <text:p text:style-name="P11"><text:s text:c="6"/>&lt;title&gt;first page&lt;/title&gt;</text:p>
      <text:p text:style-name="P11"><text:s text:c="3"/>&lt;/head&gt;</text:p>
      <text:p text:style-name="P11"><text:s text:c="3"/>&lt;body&gt;</text:p>
      <text:p text:style-name="P11"><text:s text:c="6"/>&lt;p&gt;This is a paragraph.&lt;/p&gt;</text:p>
      <text:p text:style-name="P11"><text:s text:c="6"/>&lt;p&gt;This is another paragraph. &lt;/p&gt;</text:p>
      <text:p text:style-name="P11"><text:s text:c="6"/>&lt;p&gt;This is &lt;br /&gt; a line break &lt;/p&gt;</text:p>
      <text:p text:style-name="P11"><text:s text:c="3"/>&lt;/body&gt;</text:p>
      <text:p text:style-name="P11">&lt;/html&gt;</text:p>
      <text:p text:style-name="P58"/>
      <text:p text:style-name="P38">Formatting Elements</text:p>
      <text:p text:style-name="P59">In HTML, there is a list of elements that specify text style.</text:p>
      <text:p text:style-name="P59">Formatting elements were designed to display special types of text:&lt;html&gt;</text:p>
      <text:p text:style-name="P12"><text:s text:c="3"/>&lt;head&gt;</text:p>
      <text:p text:style-name="P12"><text:s text:c="6"/>&lt;title&gt;first page&lt;/title&gt;</text:p>
      <text:p text:style-name="P12"><text:soft-page-break/><text:s text:c="3"/>&lt;/head&gt;</text:p>
      <text:p text:style-name="P12"><text:s text:c="3"/>&lt;body&gt;</text:p>
      <text:p text:style-name="P12"><text:s text:c="6"/>&lt;p&gt;This is regular text &lt;/p&gt;</text:p>
      <text:p text:style-name="P12"><text:s text:c="6"/>&lt;p&gt;&lt;b&gt; bold text &lt;/b&gt;&lt;/p&gt;</text:p>
      <text:p text:style-name="P12"><text:s text:c="6"/>&lt;p&gt;&lt;big&gt; big text &lt;/big&gt;&lt;/p&gt;</text:p>
      <text:p text:style-name="P12"><text:s text:c="6"/>&lt;p&gt;&lt;i&gt; italic text &lt;/i&gt;&lt;/p&gt;</text:p>
      <text:p text:style-name="P12"><text:s text:c="6"/>&lt;p&gt;&lt;small&gt; small text &lt;/small&gt;&lt;/p&gt;</text:p>
      <text:p text:style-name="P12"><text:s text:c="6"/>&lt;p&gt;&lt;strong&gt; strong text &lt;/strong&gt;&lt;/p&gt;</text:p>
      <text:p text:style-name="P12"><text:s text:c="6"/>&lt;p&gt;&lt;sub&gt; subscripted text &lt;/sub&gt;&lt;/p&gt;</text:p>
      <text:p text:style-name="P12"><text:s text:c="6"/>&lt;p&gt;&lt;sup&gt; superscripted text &lt;/sup&gt;&lt;/p&gt;</text:p>
      <text:p text:style-name="P12"><text:s text:c="6"/>&lt;p&gt;&lt;ins&gt; inserted text &lt;/ins&gt;&lt;/p&gt;</text:p>
      <text:p text:style-name="P12"><text:s text:c="6"/>&lt;p&gt;&lt;del&gt; deleted text &lt;/del&gt;&lt;/p&gt;</text:p>
      <text:p text:style-name="P12"><text:s text:c="3"/>&lt;/body&gt;</text:p>
      <text:p text:style-name="P12">&lt;/html&gt;</text:p>
      <text:p text:style-name="P59"><text:tab/><text:tab/><text:tab/><text:tab/><text:tab/><text:tab/><text:tab/><text:tab/><text:tab/><text:tab/><text:tab/><text:tab/><text:tab/><text:tab/></text:p>
      <text:p text:style-name="P38">HTML Headings</text:p>
      <text:p text:style-name="P59">HTML includes six levels of headings, which are ranked according to importance. </text:p>
      <text:p text:style-name="P59">These are &lt;h1&gt;, &lt;h2&gt;, &lt;h3&gt;, &lt;h4&gt;, &lt;h5&gt;, and &lt;h6&gt;.</text:p>
      <text:p text:style-name="P59">It is not recommended that you use headings just to make the text big or bold, because search engines use headings to index the web page structure and content.</text:p>
      <text:p text:style-name="P59">The following code defines all of the headings:</text:p>
      <text:p text:style-name="P12">&lt;html&gt;</text:p>
      <text:p text:style-name="P12"><text:s text:c="3"/>&lt;head&gt;</text:p>
      <text:p text:style-name="P12"><text:s text:c="6"/>&lt;title&gt;first page&lt;/title&gt;</text:p>
      <text:p text:style-name="P12"><text:s text:c="3"/>&lt;/head&gt;</text:p>
      <text:p text:style-name="P12"><text:s text:c="3"/>&lt;body&gt;</text:p>
      <text:p text:style-name="P12"><text:s text:c="6"/>&lt;h1&gt;This is heading 1&lt;/h1&gt;</text:p>
      <text:p text:style-name="P12"><text:s text:c="6"/>&lt;h2&gt;This is heading 2&lt;/h2&gt;</text:p>
      <text:p text:style-name="P12"><text:s text:c="6"/>&lt;h3&gt;This is heading 3&lt;/h3&gt;</text:p>
      <text:p text:style-name="P12"><text:s text:c="6"/>&lt;h4&gt;This is heading 4&lt;/h4&gt;</text:p>
      <text:p text:style-name="P12"><text:s text:c="6"/>&lt;h5&gt;This is heading 5&lt;/h5&gt;</text:p>
      <text:p text:style-name="P12"><text:s text:c="6"/>&lt;h6&gt;This is heading 6&lt;/h6&gt;</text:p>
      <text:p text:style-name="P12"><text:s text:c="3"/>&lt;/body&gt;</text:p>
      <text:p text:style-name="P12">&lt;/html&gt;</text:p>
      <text:p text:style-name="P59"/>
      <text:p text:style-name="P39">Horizontal Lines</text:p>
      <text:p text:style-name="P60">To create a horizontal line, use the &lt;hr /&gt; tag.</text:p>
      <text:p text:style-name="P13">&lt;html&gt;</text:p>
      <text:p text:style-name="P13"><text:s text:c="3"/>&lt;head&gt;</text:p>
      <text:p text:style-name="P13"><text:s text:c="6"/>&lt;title&gt;first page&lt;/title&gt;</text:p>
      <text:p text:style-name="P13"><text:s text:c="3"/>&lt;/head&gt;</text:p>
      <text:p text:style-name="P13"><text:s text:c="3"/>&lt;body&gt;</text:p>
      <text:p text:style-name="P13"><text:s text:c="6"/>&lt;h1&gt;This is heading 1&lt;/h1&gt;</text:p>
      <text:p text:style-name="P13"><text:s text:c="6"/>&lt;h2&gt;This is heading 2&lt;/h2&gt;</text:p>
      <text:p text:style-name="P13"><text:s text:c="6"/>&lt;h3&gt;This is heading 3&lt;/h3&gt;</text:p>
      <text:p text:style-name="P13"><text:s text:c="6"/>&lt;h4&gt;This is heading 4&lt;/h4&gt;</text:p>
      <text:p text:style-name="P13"><text:s text:c="6"/>&lt;h5&gt;This is heading 5&lt;/h5&gt;</text:p>
      <text:p text:style-name="P13"><text:s text:c="6"/>&lt;h6&gt;This is heading 6&lt;/h6&gt;</text:p>
      <text:p text:style-name="P13"><text:s text:c="6"/>&lt;p&gt;This is a paragraph &lt;/p&gt;</text:p>
      <text:p text:style-name="P13"><text:s text:c="6"/>&lt;hr /&gt;</text:p>
      <text:p text:style-name="P13"><text:soft-page-break/><text:s text:c="6"/>&lt;p&gt;This is a paragraph &lt;/p&gt;</text:p>
      <text:p text:style-name="P13"><text:s text:c="3"/>&lt;/body&gt;</text:p>
      <text:p text:style-name="P13">&lt;/html&gt;</text:p>
      <text:p text:style-name="P59"/>
      <text:p text:style-name="P40">Comments</text:p>
      <text:p text:style-name="P62">The browser does not display comments, but they help document the HTML and add descriptions, reminders, and other notes. <text:span text:style-name="T6">There is an exclamation point (!) in the opening tag, but not in the closing tag.</text:span></text:p>
      <text:p text:style-name="P14">&lt;!-- Your comment goes here --<text:span text:style-name="T5">&gt;</text:span></text:p>
      <text:p text:style-name="P61"/>
      <text:p text:style-name="P41">HTML Attributes</text:p>
      <text:p text:style-name="P64">Attributes provide additional information about an element or a tag, while also modifying them. Most attributes have a value; the value modifies the attribute.<text:span text:style-name="T7">Attributes are always specified in the start tag, and they appear in </text:span><text:span text:style-name="T2">name="value"</text:span><text:span text:style-name="T7"> pairs.</text:span></text:p>
      <text:p text:style-name="P63">In this example, the value of "center" indicates that the content within the p element should be aligned to the center:</text:p>
      <text:p text:style-name="P15">&lt;p align="center"&gt; </text:p>
      <text:p text:style-name="P15"><text:s text:c="3"/>This text is aligned to center</text:p>
      <text:p text:style-name="P15">&lt;/p&gt;</text:p>
      <text:p text:style-name="P63"/>
      <text:p text:style-name="P42">Attribute Measurements</text:p>
      <text:p text:style-name="P65">As an example, we can modify the horizontal line so it has a width of 50 pixels.</text:p>
      <text:p text:style-name="P65">This can be done by using the width attribute:</text:p>
      <text:p text:style-name="P16">&lt;hr width="50px" /&gt;</text:p>
      <text:p text:style-name="P65">An element's width can also be defined using percentages:</text:p>
      <text:p text:style-name="P16">&lt;hr width="50%" /&gt;</text:p>
      <text:p text:style-name="P61"/>
      <text:p text:style-name="P42">The Align Attribute</text:p>
      <text:p text:style-name="P65">The align attribute is used to specify how the text is aligned.</text:p>
      <text:p text:style-name="P65">In the example below, we have a paragraph that is aligned to the center, and a line that is aligned to the right.</text:p>
      <text:p text:style-name="P16">&lt;html&gt;</text:p>
      <text:p text:style-name="P16"><text:s text:c="3"/>&lt;head&gt;</text:p>
      <text:p text:style-name="P16"><text:s text:c="6"/>&lt;title&gt;Attributes&lt;/title&gt;</text:p>
      <text:p text:style-name="P16"><text:s text:c="3"/>&lt;/head&gt;</text:p>
      <text:p text:style-name="P16"><text:s text:c="3"/>&lt;body&gt;</text:p>
      <text:p text:style-name="P16"><text:s text:c="6"/>&lt;p align="center"&gt;This is a text &lt;br /&gt;</text:p>
      <text:p text:style-name="P16"><text:s text:c="9"/>&lt;hr width="10%" align="right" /&gt; This is also a text.</text:p>
      <text:p text:style-name="P16"><text:s text:c="6"/>&lt;/p&gt;</text:p>
      <text:p text:style-name="P16"><text:s text:c="3"/>&lt;/body&gt;</text:p>
      <text:p text:style-name="P16">&lt;/html&gt;</text:p>
      <text:p text:style-name="P65"/>
      <text:p text:style-name="P43">Attributes</text:p>
      <text:p text:style-name="P66"><text:s/>if you try to apply contradictory attributes within the same element.</text:p>
      <text:p text:style-name="P17">&lt;p align="center"&gt;</text:p>
      <text:p text:style-name="P17"><text:s text:c="3"/>This is a text.</text:p>
      <text:p text:style-name="P17"><text:s text:c="3"/>&lt;hr width="50%" align="left" /&gt;</text:p>
      <text:p text:style-name="P17">&lt;/p&gt;</text:p>
      <text:p text:style-name="P61"/>
      <text:p text:style-name="P61"/>
      <text:p text:style-name="P43"><text:soft-page-break/>The &lt;img&gt; Tag</text:p>
      <text:p text:style-name="P66">The &lt;img&gt; tag is used to insert an image. It contains only attributes, and does not have a closing tag. </text:p>
      <text:p text:style-name="P66">The image's URL (address) can be defined using the <text:span text:style-name="T1">src</text:span> attribute.</text:p>
      <text:p text:style-name="P66">The HTML image syntax looks like this:</text:p>
      <text:p text:style-name="P17">&lt;img src="image.jpg" /&gt;</text:p>
      <text:p text:style-name="P66"/>
      <text:p text:style-name="P43">Image Location</text:p>
      <text:p text:style-name="P66">You need to put in the image location for the src attribute that is between the quotation marks. In case the image cannot be displayed, the alt attribute specifies an alternate text that describes the image in words. The alt attribute is required.</text:p>
      <text:p text:style-name="P66">For example, if you have a photo named "tree.jpg" in the same folder as the HTML file, your code should look like this:</text:p>
      <text:p text:style-name="P17">&lt;html&gt;</text:p>
      <text:p text:style-name="P17"><text:s text:c="3"/>&lt;head&gt;</text:p>
      <text:p text:style-name="P17"><text:s text:c="6"/>&lt;title&gt;first page&lt;/title&gt;</text:p>
      <text:p text:style-name="P17"><text:s text:c="3"/>&lt;/head&gt;</text:p>
      <text:p text:style-name="P17"><text:s text:c="3"/>&lt;body&gt; </text:p>
      <text:p text:style-name="P17"><text:s text:c="6"/>&lt;img src="tree.jpg" alt="" /&gt;</text:p>
      <text:p text:style-name="P17"><text:s text:c="3"/>&lt;/body&gt;</text:p>
      <text:p text:style-name="P17">&lt;/html&gt;</text:p>
      <text:p text:style-name="P66"/>
      <text:p text:style-name="P43">Image Resizing</text:p>
      <text:p text:style-name="P66">To define the image size, use the width and height attributes. Loading images takes time. Using large images can slow down your page, so use them with care. </text:p>
      <text:p text:style-name="P66">The value can be specified in pixels or as a percentage:</text:p>
      <text:p text:style-name="P17">&lt;html&gt;</text:p>
      <text:p text:style-name="P17"><text:s text:c="3"/>&lt;head&gt;</text:p>
      <text:p text:style-name="P17"><text:s text:c="6"/>&lt;title&gt;first page&lt;/title&gt;</text:p>
      <text:p text:style-name="P17"><text:s text:c="3"/>&lt;/head&gt;</text:p>
      <text:p text:style-name="P17"><text:s text:c="3"/>&lt;body&gt; </text:p>
      <text:p text:style-name="P17"><text:s text:c="6"/>&lt;img src="tree.jpg" height="150px" width="150px" alt="" /&gt;</text:p>
      <text:p text:style-name="P17"><text:s text:c="6"/>&lt;!-- or --&gt;</text:p>
      <text:p text:style-name="P17"><text:s text:c="6"/>&lt;img src="tree.jpg" height="50%" width="50%" alt="" /&gt;</text:p>
      <text:p text:style-name="P17"><text:s text:c="3"/>&lt;/body&gt;</text:p>
      <text:p text:style-name="P17">&lt;/html&gt;</text:p>
      <text:p text:style-name="P66"/>
      <text:p text:style-name="P44">Image Border</text:p>
      <text:p text:style-name="P67">By default, an image has no borders. Use the border attribute within the image tag to create a border around the image.</text:p>
      <text:p text:style-name="P67">By default, Internet Explorer 9, and its earlier versions, display a border around an image unless a border attribute is defined.</text:p>
      <text:p text:style-name="P18">&lt;img src="tree.jpg" height="150px" width="150px" border="1px" alt="" /&gt; </text:p>
      <text:p text:style-name="P67"/>
      <text:p text:style-name="P45">The &lt;a&gt; Tag</text:p>
      <text:p text:style-name="P68">Links are also an integral part of every web page. You can add links to text or images that will enable the user to click on them in order to be directed to another file or webpage.</text:p>
      <text:p text:style-name="P68">In HTML, links are defined using the<text:span text:style-name="T1"> &lt;a&gt;</text:span> tag.</text:p>
      <text:p text:style-name="P68">Use the href attribute to define the link's destination address:</text:p>
      <text:p text:style-name="P19">&lt;a href=""&gt;&lt;/a&gt;</text:p>
      <text:p text:style-name="P45"><text:soft-page-break/>Creat Link</text:p>
      <text:p text:style-name="P68">In the example below, a link to SoloLearn's website is defined:</text:p>
      <text:p text:style-name="P19">&lt;a href="http://www.sololearn.com"&gt; Learn Playing &lt;/a&gt;</text:p>
      <text:p text:style-name="P68">Once the code has been saved, "Learn Playing" will display as a link:</text:p>
      <text:p text:style-name="P68">Learn Playing</text:p>
      <text:p text:style-name="P68">Clicking on "Learn Playing" redirects you to www.sololearn.com</text:p>
      <text:p text:style-name="P68">Links can be either absolute or relative.</text:p>
      <text:p text:style-name="P68"/>
      <text:p text:style-name="P46">The target Attribute</text:p>
      <text:p text:style-name="P69">The target attribute specifies where to open the linked document.</text:p>
      <text:p text:style-name="P69">Giving a<text:span text:style-name="T1"> _blank</text:span> value to your attribute will have the link open in a new window or new tab:</text:p>
      <text:p text:style-name="P20">&lt;a href="http://www.sololearn.com" target="_blank"&gt;</text:p>
      <text:p text:style-name="P20"><text:s text:c="3"/>Learn Playing</text:p>
      <text:p text:style-name="P20">&lt;/a&gt;</text:p>
      <text:p text:style-name="P69"/>
      <text:p text:style-name="P46">HTML Ordered Lists</text:p>
      <text:p text:style-name="P69">An ordered list starts with the <text:span text:style-name="T1">&lt;ol&gt; </text:span>tag, and each list item is defined by the<text:span text:style-name="T1"> &lt;li&gt; </text:span>tag.</text:p>
      <text:p text:style-name="P69">Here is an example of an ordered list:</text:p>
      <text:p text:style-name="P20">&lt;html&gt;</text:p>
      <text:p text:style-name="P20"><text:s text:c="3"/>&lt;head&gt;</text:p>
      <text:p text:style-name="P20"><text:s text:c="6"/>&lt;title&gt;first page&lt;/title&gt;</text:p>
      <text:p text:style-name="P20"><text:s text:c="3"/>&lt;/head&gt;</text:p>
      <text:p text:style-name="P20"><text:s text:c="3"/>&lt;body&gt;</text:p>
      <text:p text:style-name="P20"><text:s text:c="6"/>&lt;ol&gt;</text:p>
      <text:p text:style-name="P20"><text:s text:c="8"/>&lt;li&gt;Red&lt;/li&gt;</text:p>
      <text:p text:style-name="P20"><text:s text:c="8"/>&lt;li&gt;Blue&lt;/li&gt;</text:p>
      <text:p text:style-name="P20"><text:s text:c="8"/>&lt;li&gt;Green&lt;/li&gt;</text:p>
      <text:p text:style-name="P20"><text:s text:c="6"/>&lt;/ol&gt; <text:s/></text:p>
      <text:p text:style-name="P20"><text:s text:c="3"/>&lt;/body&gt;</text:p>
      <text:p text:style-name="P20">&lt;/html&gt;</text:p>
      <text:p text:style-name="P69"/>
      <text:p text:style-name="P47">HTML Unordered List</text:p>
      <text:p text:style-name="P70">An unordered list starts with the<text:span text:style-name="T1"> &lt;ul&gt; </text:span>tag. The list items will be marked with bullets.</text:p>
      <text:p text:style-name="P21">&lt;html&gt;</text:p>
      <text:p text:style-name="P21"><text:s text:c="3"/>&lt;head&gt;</text:p>
      <text:p text:style-name="P21"><text:s text:c="6"/>&lt;title&gt;first page&lt;/title&gt;</text:p>
      <text:p text:style-name="P21"><text:s text:c="3"/>&lt;/head&gt; <text:s text:c="7"/></text:p>
      <text:p text:style-name="P21"><text:s text:c="3"/>&lt;body&gt;</text:p>
      <text:p text:style-name="P21"><text:s text:c="6"/>&lt;ul&gt;</text:p>
      <text:p text:style-name="P21"><text:s text:c="8"/>&lt;li&gt;Red&lt;/li&gt;</text:p>
      <text:p text:style-name="P21"><text:s text:c="8"/>&lt;li&gt;Blue&lt;/li&gt;</text:p>
      <text:p text:style-name="P21"><text:s text:c="8"/>&lt;li&gt;Green&lt;/li&gt;</text:p>
      <text:p text:style-name="P21"><text:s text:c="6"/>&lt;/ul&gt; <text:s/></text:p>
      <text:p text:style-name="P21"><text:s text:c="3"/>&lt;/body&gt;</text:p>
      <text:p text:style-name="P21">&lt;/html&gt;</text:p>
      <text:p text:style-name="P69"/>
      <text:p text:style-name="P48">Creating a Table</text:p>
      <text:p text:style-name="P71">Tables are defined by using the <text:span text:style-name="T1">&lt;table&gt; </text:span>tag. </text:p>
      <text:p text:style-name="P71">Tables are divided into table rows with the <text:span text:style-name="T1">&lt;tr&gt; </text:span>tag.</text:p>
      <text:p text:style-name="P71">Table rows are divided into table columns (table data) with the <text:span text:style-name="T1">&lt;td&gt; </text:span>tag. Table data tags &lt;td&gt; act as <text:soft-page-break/>data containers within the table.</text:p>
      <text:p text:style-name="P71">They can contain all sorts of HTML elements, such as text, images, lists, other tables, and so on.</text:p>
      <text:p text:style-name="P71">Here is an example of a table with one row and three columns:</text:p>
      <text:p text:style-name="P22">&lt;table&gt;</text:p>
      <text:p text:style-name="P22"><text:s text:c="3"/>&lt;tr&gt;</text:p>
      <text:p text:style-name="P22"><text:s text:c="6"/>&lt;td&gt;&lt;/td&gt;</text:p>
      <text:p text:style-name="P22"><text:s text:c="6"/>&lt;td&gt;&lt;/td&gt;</text:p>
      <text:p text:style-name="P22"><text:s text:c="6"/>&lt;td&gt;&lt;/td&gt;</text:p>
      <text:p text:style-name="P22"><text:s text:c="3"/>&lt;/tr&gt;</text:p>
      <text:p text:style-name="P22">&lt;/table&gt;</text:p>
      <text:p text:style-name="P72"/>
      <text:p text:style-name="P49">The Border and Colspan Attributes</text:p>
      <text:p text:style-name="P73">A border can be added using the border attribute:</text:p>
      <text:p text:style-name="P73">&lt;table border="2"&gt;</text:p>
      <text:p text:style-name="P73">A table cell can span two or more columns:</text:p>
      <text:p text:style-name="P23">&lt;table border="2"&gt;</text:p>
      <text:p text:style-name="P23"><text:s text:c="3"/>&lt;tr&gt;</text:p>
      <text:p text:style-name="P23"><text:s text:c="6"/>&lt;td&gt;Red&lt;/td&gt;</text:p>
      <text:p text:style-name="P23"><text:s text:c="6"/>&lt;td&gt;Blue&lt;/td&gt;</text:p>
      <text:p text:style-name="P23"><text:s text:c="6"/>&lt;td&gt;Green&lt;/td&gt;</text:p>
      <text:p text:style-name="P23"><text:s text:c="3"/>&lt;/tr&gt;</text:p>
      <text:p text:style-name="P23"><text:s text:c="3"/>&lt;tr&gt;</text:p>
      <text:p text:style-name="P23"><text:s text:c="6"/>&lt;td&gt;&lt;br /&gt;&lt;/td&gt;</text:p>
      <text:p text:style-name="P23"><text:s text:c="6"/>&lt;td colspan="2"&gt;&lt;br /&gt;&lt;/td&gt;</text:p>
      <text:p text:style-name="P23"><text:s text:c="3"/>&lt;/tr&gt;</text:p>
      <text:p text:style-name="P23">&lt;/table&gt;</text:p>
      <text:p text:style-name="P73"/>
      <text:p text:style-name="P50">Colspan Color</text:p>
      <text:p text:style-name="P74">The example below demonstrates the colspan attribute in action:</text:p>
      <text:p text:style-name="P24">&lt;table border="2"&gt;</text:p>
      <text:p text:style-name="P24"><text:s text:c="3"/>&lt;tr&gt;</text:p>
      <text:p text:style-name="P24"><text:s text:c="6"/>&lt;td&gt;Red&lt;/td&gt;</text:p>
      <text:p text:style-name="P24"><text:s text:c="6"/>&lt;td&gt;Blue&lt;/td&gt;</text:p>
      <text:p text:style-name="P24"><text:s text:c="6"/>&lt;td&gt;Green&lt;/td&gt;</text:p>
      <text:p text:style-name="P24"><text:s text:c="3"/>&lt;/tr&gt;</text:p>
      <text:p text:style-name="P24"><text:s text:c="3"/>&lt;tr&gt;</text:p>
      <text:p text:style-name="P24"><text:s text:c="6"/>&lt;td&gt;Yellow&lt;/td&gt;</text:p>
      <text:p text:style-name="P24"><text:s text:c="6"/>&lt;td colspan="2"&gt;Orange&lt;/td&gt;</text:p>
      <text:p text:style-name="P24"><text:s text:c="3"/>&lt;/tr&gt;</text:p>
      <text:p text:style-name="P24">&lt;/table&gt;</text:p>
      <text:p text:style-name="P75">You can see that the cell containing "Orange" spans two cells.</text:p>
      <text:p text:style-name="P75">To make a cell span more than one row, use the rowspan attribute.</text:p>
      <text:p text:style-name="P75"/>
      <text:p text:style-name="P51">The align and bgcolor Attributes</text:p>
      <text:p text:style-name="P75">To change your table's position, use the align attribute inside your table tag:</text:p>
      <text:p text:style-name="P25">&lt;table align="center"&gt; </text:p>
      <text:p text:style-name="P75">Now let's specify a background color of red for a table row. To do that, just use the bgcolor attribute.</text:p>
      <text:p text:style-name="P25">&lt;table border="2"&gt;</text:p>
      <text:p text:style-name="P25"><text:s text:c="3"/>&lt;tr&gt;</text:p>
      <text:p text:style-name="P25"><text:soft-page-break/><text:s text:c="6"/>&lt;td bgcolor="red"&gt;Red&lt;/td&gt;</text:p>
      <text:p text:style-name="P25"><text:s text:c="6"/>&lt;td&gt;Blue&lt;/td&gt;</text:p>
      <text:p text:style-name="P25"><text:s text:c="6"/>&lt;td&gt;Green&lt;/td&gt;</text:p>
      <text:p text:style-name="P25"><text:s text:c="3"/>&lt;/tr&gt;</text:p>
      <text:p text:style-name="P25"><text:s text:c="3"/>&lt;tr&gt;</text:p>
      <text:p text:style-name="P25"><text:s text:c="6"/>&lt;td&gt;Yellow&lt;/td&gt;</text:p>
      <text:p text:style-name="P25"><text:s text:c="6"/>&lt;td colspan="2"&gt;Orange&lt;/td&gt;</text:p>
      <text:p text:style-name="P25"><text:s text:c="3"/>&lt;/tr&gt;</text:p>
      <text:p text:style-name="P25">&lt;/table&gt;</text:p>
      <text:p text:style-name="P75"/>
      <text:p text:style-name="P51">Types of Elements</text:p>
      <text:p text:style-name="P75">In HTML, most elements are defined as block level or inline elements.</text:p>
      <text:p text:style-name="P75">Block level elements start from a new line. </text:p>
      <text:p text:style-name="P75">For example: &lt;h1&gt;, &lt;form&gt;, &lt;li&gt;, &lt;ol&gt;, &lt;ul&gt;, &lt;p&gt;, &lt;pre&gt;, &lt;table&gt;, &lt;div&gt;, etc.</text:p>
      <text:p text:style-name="P75"/>
      <text:p text:style-name="P75">Inline elements are normally displayed without line breaks. </text:p>
      <text:p text:style-name="P75">For example: &lt;b&gt;, &lt;a&gt;, &lt;strong&gt;, &lt;img&gt;, &lt;input&gt;, &lt;em&gt;, &lt;span&gt;, etc.</text:p>
      <text:p text:style-name="P75"/>
      <text:p text:style-name="P75">The &lt;div&gt; element is a block-level element that is often used as a container for other HTML elements.</text:p>
      <text:p text:style-name="P75">When used together with some CSS styling, the &lt;div&gt; element can be used to style blocks of content:</text:p>
      <text:p text:style-name="P25">&lt;html&gt;</text:p>
      <text:p text:style-name="P25"><text:s text:c="2"/>&lt;body&gt;</text:p>
      <text:p text:style-name="P25"><text:s text:c="4"/>&lt;h1&gt;Headline&lt;/h1&gt;</text:p>
      <text:p text:style-name="P25"><text:s text:c="4"/>&lt;div style="background-color:green; color:white; padding:20px;"&gt;</text:p>
      <text:p text:style-name="P25"><text:s text:c="6"/>&lt;p&gt;Some paragraph text goes here.&lt;/p&gt;</text:p>
      <text:p text:style-name="P25"><text:s text:c="6"/>&lt;p&gt;Another paragraph goes here.&lt;/p&gt;</text:p>
      <text:p text:style-name="P25"><text:s text:c="4"/>&lt;/div&gt;</text:p>
      <text:p text:style-name="P25"><text:s text:c="2"/>&lt;/body&gt;</text:p>
      <text:p text:style-name="P25">&lt;/html&gt;</text:p>
      <text:p text:style-name="P75"/>
      <text:p text:style-name="P75">Similarly, the &lt;span&gt; element is an inline element that is often used as a container for some text.</text:p>
      <text:p text:style-name="P75">When used together with CSS, the &lt;span&gt; element can be used to style parts of the text:</text:p>
      <text:p text:style-name="P25">&lt;html&gt;</text:p>
      <text:p text:style-name="P25"><text:s text:c="2"/>&lt;body&gt;</text:p>
      <text:p text:style-name="P25"><text:s text:c="4"/>&lt;h2&gt;Some </text:p>
      <text:p text:style-name="P25"><text:s text:c="6"/>&lt;span style="color:red"&gt;Important&lt;/span&gt;</text:p>
      <text:p text:style-name="P25"><text:s text:c="4"/>Message&lt;/h2&gt;</text:p>
      <text:p text:style-name="P25"><text:s text:c="2"/>&lt;/body&gt;</text:p>
      <text:p text:style-name="P25">&lt;/html&gt;</text:p>
      <text:p text:style-name="P75"/>
      <text:p text:style-name="P51">Types of Elements</text:p>
      <text:p text:style-name="P75">Other elements can be used either as block level elements or inline elements. This includes the following elements:</text:p>
      <text:p text:style-name="P75"><text:span text:style-name="T1">APPLET</text:span> - embedded Java applet</text:p>
      <text:p text:style-name="P75"><text:span text:style-name="T1">IFRAME</text:span> - Inline frame</text:p>
      <text:p text:style-name="P75"><text:span text:style-name="T1">INS</text:span> - inserted text</text:p>
      <text:p text:style-name="P75"><text:span text:style-name="T1">MAP</text:span> - image map</text:p>
      <text:p text:style-name="P75"><text:span text:style-name="T1">OBJECT</text:span> - embedded object</text:p>
      <text:p text:style-name="P75"><text:soft-page-break/><text:span text:style-name="T1">SCRIPT</text:span> - script within an HTML document</text:p>
      <text:p text:style-name="P75">You can insert inline elements inside block elements. For example, you can have multiple &lt;span&gt; elements inside a &lt;div&gt; element.</text:p>
      <text:p text:style-name="P75">Inline elements cannot contain any block level elements.</text:p>
      <text:p text:style-name="P75"/>
      <text:p text:style-name="P52">The &lt;form&gt; Element</text:p>
      <text:p text:style-name="P76">HTML forms are used to collect information from the user.</text:p>
      <text:p text:style-name="P76">Forms are defined using the <text:span text:style-name="T1">&lt;form&gt;</text:span> element, with its opening and closing tags:</text:p>
      <text:p text:style-name="P26">&lt;body&gt;</text:p>
      <text:p text:style-name="P26"><text:s text:c="3"/>&lt;form&gt;…&lt;/form&gt;</text:p>
      <text:p text:style-name="P26">&lt;/body&gt;</text:p>
      <text:p text:style-name="P76">Use the <text:span text:style-name="T1">action</text:span> attribute to point to a webpage that will load after the user submits the form.</text:p>
      <text:p text:style-name="P26">&lt;form action="http://www.sololearn.com"&gt; </text:p>
      <text:p text:style-name="P26">&lt;/form&gt;</text:p>
      <text:p text:style-name="P76">Usually the form is submitted to a web page on a web server.</text:p>
      <text:p text:style-name="P76"/>
      <text:p text:style-name="P52">The method and name Attributes</text:p>
      <text:p text:style-name="P76">The method attribute specifies the HTTP method (GET or POST) to be used when forms are submitted (see below for description):</text:p>
      <text:p text:style-name="P26">&lt;form action="url" method="GET"&gt;</text:p>
      <text:p text:style-name="P26">&lt;form action="url" method="POST"&gt;</text:p>
      <text:p text:style-name="P76"/>
      <text:p text:style-name="P76">When you use <text:span text:style-name="T1">GET</text:span>, the form data will be visible in the page address.</text:p>
      <text:p text:style-name="P76">Use <text:span text:style-name="T1">POST</text:span> if the form is updating data, or includes sensitive information (passwords).</text:p>
      <text:p text:style-name="P76">POST offers better security because the submitted data is not visible in the page address.</text:p>
      <text:p text:style-name="P76">The <text:span text:style-name="T1">name attribute</text:span> specifies a name for a form. </text:p>
      <text:p text:style-name="P76">To take in user input, you need the corresponding form elements, such as text fields. The &lt;input&gt; element has many variations, depending on the type attribute. It can be a text, password, radio, URL, submit, etc. </text:p>
      <text:p text:style-name="P76"/>
      <text:p text:style-name="P76">The example below shows a form requesting a<text:span text:style-name="T1"> username </text:span>and <text:span text:style-name="T1">password</text:span>:</text:p>
      <text:p text:style-name="P26">&lt;form&gt;</text:p>
      <text:p text:style-name="P26"><text:s text:c="3"/>&lt;input type="text" name="username" /&gt;&lt;br /&gt;</text:p>
      <text:p text:style-name="P26"><text:s text:c="3"/>&lt;input type="password" name="password" /&gt;</text:p>
      <text:p text:style-name="P26">&lt;/form&gt;</text:p>
      <text:p text:style-name="P76"/>
      <text:p text:style-name="P52">Form Elements</text:p>
      <text:p text:style-name="P76">If we change the input type to <text:span text:style-name="T1">radio</text:span>, it allows the user select only one of a number of choices:</text:p>
      <text:p text:style-name="P26">&lt;input type="radio" name="gender" value="male" /&gt; Male &lt;br /&gt;</text:p>
      <text:p text:style-name="P26">&lt;input type="radio" name="gender" value="female" /&gt; Female &lt;br /&gt;</text:p>
      <text:p text:style-name="P77"/>
      <text:p text:style-name="P78">The type "<text:span text:style-name="T1">checkbox</text:span>" allows the user to select more than one option:</text:p>
      <text:p text:style-name="P27">&lt;input type="checkbox" name="gender" value="1" /&gt; Male &lt;br /&gt;</text:p>
      <text:p text:style-name="P27">&lt;input type="checkbox" name="gender" value="2" /&gt; Female &lt;br /&gt;</text:p>
      <text:p text:style-name="P76"/>
      <text:p text:style-name="P53">Form Elements</text:p>
      <text:p text:style-name="P78">The submit button submits a form to its action attribute:</text:p>
      <text:p text:style-name="P27">&lt;input type="submit" value="Submit" /&gt; </text:p>
      <text:p text:style-name="P78"><text:s/>Note :After the form is submitted, the data should be processed on the server using a programming language, such as PHP.</text:p>
      <text:p text:style-name="P54"><text:soft-page-break/>HTML Colors!</text:p>
      <text:p text:style-name="P79">HTML colors are expressed as hexadecimal values.</text:p>
      <text:p text:style-name="P28">0, 1, 2, 3, 4, 5, 6, 7, 8, 9, A, B, C, D, E, F</text:p>
      <text:p text:style-name="P79">As you can see, there are 16 values there, 0 through F. Zero represents the lowest value, and F represents the highest.</text:p>
      <text:p text:style-name="P75"/>
      <text:p text:style-name="P54">HTML Color Model</text:p>
      <text:p text:style-name="P79">Colors are displayed in combinations of red, green, and blue light (RGB).</text:p>
      <text:p text:style-name="P79">Hex values are written using the hashtag symbol (#), followed by either three or six hex characters.</text:p>
      <text:p text:style-name="P79"/>
      <text:p text:style-name="P55">Background and Font Colors</text:p>
      <text:p text:style-name="P80">The bgcolor attribute can be used to change the web page's background color. </text:p>
      <text:p text:style-name="P80">This example would produce a dark blue background with a white headline:</text:p>
      <text:p text:style-name="P29">&lt;html&gt;</text:p>
      <text:p text:style-name="P29"><text:s text:c="3"/>&lt;head&gt; </text:p>
      <text:p text:style-name="P29"><text:s text:c="6"/>&lt;title&gt;first page&lt;/title&gt; <text:s/></text:p>
      <text:p text:style-name="P29"><text:s text:c="3"/>&lt;/head&gt;</text:p>
      <text:p text:style-name="P29"><text:s text:c="3"/>&lt;body bgcolor="#000099"&gt;</text:p>
      <text:p text:style-name="P29"><text:s text:c="7"/>&lt;h1&gt;</text:p>
      <text:p text:style-name="P29"><text:s text:c="8"/>&lt;font color="#FFFFFF"&gt; White headline &lt;/font&gt;</text:p>
      <text:p text:style-name="P29"><text:s text:c="7"/>&lt;/h1&gt; </text:p>
      <text:p text:style-name="P29"><text:s text:c="3"/>&lt;/body&gt;</text:p>
      <text:p text:style-name="P29">&lt;/html&gt;</text:p>
      <text:p text:style-name="P80"/>
      <text:p text:style-name="P55">The &lt;frame&gt; Tag</text:p>
      <text:p text:style-name="P80">A page can be divided into frames using a special frame document. </text:p>
      <text:p text:style-name="P80">The &lt;frame&gt; tag defines one specific window (frame) within a &lt;frameset&gt;. Each &lt;frame&gt; in a &lt;frameset&gt; can have different attributes, such as border, scrolling, the ability to resize, etc. </text:p>
      <text:p text:style-name="P80">The &lt;frameset&gt; element specifies the number of columns or rows in the frameset, as well as what percentage or number of pixels of space each of them occupies.</text:p>
      <text:p text:style-name="P29">&lt;frameset cols="100, 25%, *"&gt;&lt;/frameset&gt;</text:p>
      <text:p text:style-name="P29">&lt;frameset rows="100, 25%, *"&gt;&lt;/frameset&gt;</text:p>
      <text:p text:style-name="P80"/>
      <text:p text:style-name="P56">The &lt;frame&gt; Tag</text:p>
      <text:p text:style-name="P81">A page can be divided into frames using a special frame document. </text:p>
      <text:p text:style-name="P81">The &lt;frame&gt; tag defines one specific window (frame) within a &lt;frameset&gt;. Each &lt;frame&gt; in a &lt;frameset&gt; can have different attributes, such as border, scrolling, the ability to resize, etc. </text:p>
      <text:p text:style-name="P81">The &lt;frameset&gt; element specifies the number of columns or rows in the frameset, as well as what percentage or number of pixels of space each of them occupies.</text:p>
      <text:p text:style-name="P30">&lt;frameset cols="100, 25%, *"&gt;&lt;/frameset&gt;</text:p>
      <text:p text:style-name="P30">&lt;frameset rows="100, 25%, *"&gt;&lt;/frameset&gt;</text:p>
      <text:p text:style-name="P81"/>
      <text:p text:style-name="P57">Working with Frames</text:p>
      <text:p text:style-name="P82">Use the<text:span text:style-name="T1"> &lt;noresize&gt;</text:span> attribute to specify that a user cannot resize a &lt;frame&gt; element:</text:p>
      <text:p text:style-name="P31">&lt;frame noresize="noresize"&gt;</text:p>
      <text:p text:style-name="P82">Frame content should be defined using the src attribute.</text:p>
      <text:p text:style-name="P82">Lastly, the &lt;<text:span text:style-name="T1">noframes</text:span>&gt; element provides a way for browsers that do not support frames to view the page. The element can contain an alternative page, complete with a body tag and any other elements.</text:p>
      <text:p text:style-name="P31">&lt;frameset cols="25%,50%,25%"&gt;</text:p>
      <text:p text:style-name="P31"><text:soft-page-break/><text:s text:c="3"/>&lt;frame src="a.htm" /&gt;</text:p>
      <text:p text:style-name="P31"><text:s text:c="3"/>&lt;frame src="b.htm" /&gt;</text:p>
      <text:p text:style-name="P31"><text:s text:c="3"/>&lt;frame src="c.htm" /&gt;</text:p>
      <text:p text:style-name="P31"><text:s text:c="3"/>&lt;noframes&gt;Frames not supported!&lt;/noframes&gt;</text:p>
      <text:p text:style-name="P31">&lt;/frameset&gt;</text:p>
      <text:p text:style-name="P82"/>
      <text:p text:style-name="P82"/>
      <text:p text:style-name="P80"/>
      <text:p text:style-name="P75"/>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3d1e2" officeooo:paragraph-rsid="00067f2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HTM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7:05:20.903617189</meta:creation-date>
    <meta:generator>LibreOffice/4.2.4.2$Linux_X86_64 LibreOffice_project/420m0$Build-2</meta:generator>
    <dc:date>2017-03-11T21:44:01.168383384</dc:date>
    <meta:editing-duration>PT4H24M33S</meta:editing-duration>
    <meta:editing-cycles>23</meta:editing-cycles>
    <meta:document-statistic meta:table-count="0" meta:image-count="0" meta:object-count="0" meta:page-count="11" meta:paragraph-count="414" meta:word-count="2448" meta:character-count="15941" meta:non-whitespace-character-count="13050"/>
  </office:meta>
</office:document-meta>
</file>